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563c1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solid" draw:fill-color="#0563c1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TimesNewRoman" fo:font-size="14pt" style:font-size-asian="14pt" style:font-name-complex="TimesNewRoman" style:font-size-complex="14pt"/>
    </style:style>
    <style:style style:name="T2" style:family="text">
      <style:text-properties fo:color="#0563c1" style:font-name="TimesNewRoman" fo:font-size="14pt" style:font-size-asian="14pt" style:font-name-complex="TimesNewRoman" style:font-size-complex="14pt"/>
    </style:style>
    <style:style style:name="T3" style:family="text">
      <style:text-properties fo:color="#000000" style:font-name="Tahoma" fo:font-size="11pt" style:font-size-asian="11pt" style:font-name-complex="Tahoma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169cm" svg:height="0.547cm" svg:x="2.505cm" svg:y="2.523cm">
          <draw:text-box>
            <text:p text:style-name="P1"><text:span text:style-name="T1">Siega Emmanuelle BISSOMBOLO </text:span></text:p>
          </draw:text-box>
        </draw:frame>
        <draw:frame draw:style-name="gr1" draw:text-style-name="P2" draw:layer="layout" svg:width="7.961cm" svg:height="0.547cm" svg:x="2.505cm" svg:y="3.405cm">
          <draw:text-box>
            <text:p text:style-name="P1"><text:span text:style-name="T1">Résidence universitaire Jean Grémillon </text:span></text:p>
          </draw:text-box>
        </draw:frame>
        <draw:frame draw:style-name="gr1" draw:text-style-name="P2" draw:layer="layout" svg:width="0.493cm" svg:height="0.547cm" svg:x="11.247cm" svg:y="3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57cm" svg:height="0.547cm" svg:x="12.495cm" svg:y="3.405cm">
          <draw:text-box>
            <text:p text:style-name="P1"><text:span text:style-name="T1">Saint Pierre le 08 Avril 2021 </text:span></text:p>
          </draw:text-box>
        </draw:frame>
        <draw:frame draw:style-name="gr1" draw:text-style-name="P2" draw:layer="layout" svg:width="2.622cm" svg:height="0.547cm" svg:x="2.505cm" svg:y="4.322cm">
          <draw:text-box>
            <text:p text:style-name="P1"><text:span text:style-name="T1">0651945861 </text:span></text:p>
          </draw:text-box>
        </draw:frame>
        <draw:polygon draw:style-name="gr2" draw:text-style-name="P3" draw:layer="layout" svg:width="3.387cm" svg:height="0.035cm" svg:x="2.504cm" svg:y="5.715cm" svg:viewBox="0 0 3388 36" draw:points="0,0 3388,0 3388,36 0,36">
          <text:p/>
        </draw:polygon>
        <draw:frame draw:style-name="gr1" draw:text-style-name="P2" draw:layer="layout" svg:width="3.529cm" svg:height="0.547cm" svg:x="2.505cm" svg:y="5.204cm">
          <draw:text-box>
            <text:p text:style-name="P1"><text:span text:style-name="T2">siegab@yahoo.fr</text:span><text:span text:style-name="T1"> </text:span></text:p>
          </draw:text-box>
        </draw:frame>
        <draw:frame draw:style-name="gr1" draw:text-style-name="P2" draw:layer="layout" svg:width="0.493cm" svg:height="0.547cm" svg:x="2.505cm" svg:y="6.0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.505cm" svg:y="7.0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97cm" svg:height="0.547cm" svg:x="2.505cm" svg:y="7.885cm">
          <draw:text-box>
            <text:p text:style-name="P1"><text:span text:style-name="T1">Objet : Demande d’alternance dans le secteur informatique <text:s/></text:span></text:p>
          </draw:text-box>
        </draw:frame>
        <draw:frame draw:style-name="gr1" draw:text-style-name="P2" draw:layer="layout" svg:width="0.493cm" svg:height="0.547cm" svg:x="2.505cm" svg:y="8.7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38cm" svg:height="0.547cm" svg:x="2.505cm" svg:y="9.685cm">
          <draw:text-box>
            <text:p text:style-name="P1"><text:span text:style-name="T1">Madame, Monsieur, </text:span></text:p>
          </draw:text-box>
        </draw:frame>
        <draw:frame draw:style-name="gr1" draw:text-style-name="P2" draw:layer="layout" svg:width="0.493cm" svg:height="0.547cm" svg:x="2.505cm" svg:y="10.5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763cm" svg:height="0.547cm" svg:x="2.505cm" svg:y="11.484cm">
          <draw:text-box>
            <text:p text:style-name="P1"><text:span text:style-name="T1">Je suis actuellement étudiante en troisième année d’informatique à l’université </text:span></text:p>
          </draw:text-box>
        </draw:frame>
        <draw:frame draw:style-name="gr1" draw:text-style-name="P2" draw:layer="layout" svg:width="14.12cm" svg:height="0.547cm" svg:x="2.505cm" svg:y="12.084cm">
          <draw:text-box>
            <text:p text:style-name="P1"><text:span text:style-name="T1">de Caen. Ainsi dans le cadre de mon cursus, je souhaiterai exercer une </text:span></text:p>
          </draw:text-box>
        </draw:frame>
        <draw:frame draw:style-name="gr1" draw:text-style-name="P2" draw:layer="layout" svg:width="7.639cm" svg:height="0.547cm" svg:x="2.505cm" svg:y="12.683cm">
          <draw:text-box>
            <text:p text:style-name="P1"><text:span text:style-name="T1">alternance au sein de votre entreprise. </text:span></text:p>
          </draw:text-box>
        </draw:frame>
        <draw:frame draw:style-name="gr1" draw:text-style-name="P2" draw:layer="layout" svg:width="15.877cm" svg:height="0.547cm" svg:x="2.505cm" svg:y="13.6cm">
          <draw:text-box>
            <text:p text:style-name="P1"><text:span text:style-name="T1">Les différents cours étudiés cette année tels que PHP, JAVA, PostgreSQL,SQL </text:span></text:p>
          </draw:text-box>
        </draw:frame>
        <draw:frame draw:style-name="gr1" draw:text-style-name="P2" draw:layer="layout" svg:width="15.267cm" svg:height="0.547cm" svg:x="2.505cm" svg:y="14.2cm">
          <draw:text-box>
            <text:p text:style-name="P1"><text:span text:style-name="T1">MySQL, UML m’ont permis d’acquérir des connaissances professionnelles. </text:span></text:p>
          </draw:text-box>
        </draw:frame>
        <draw:frame draw:style-name="gr1" draw:text-style-name="P2" draw:layer="layout" svg:width="15.538cm" svg:height="0.547cm" svg:x="2.505cm" svg:y="14.8cm">
          <draw:text-box>
            <text:p text:style-name="P1"><text:span text:style-name="T1">Grace à ma formation, je possède déjà un savoir-faire et vous sollicite pour le </text:span></text:p>
          </draw:text-box>
        </draw:frame>
        <draw:frame draw:style-name="gr1" draw:text-style-name="P2" draw:layer="layout" svg:width="16.224cm" svg:height="0.547cm" svg:x="2.505cm" svg:y="15.435cm">
          <draw:text-box>
            <text:p text:style-name="P1"><text:span text:style-name="T1">mettre en pratique au sein de votre société. Je suis passionnée, dynamique et prêt </text:span></text:p>
          </draw:text-box>
        </draw:frame>
        <draw:frame draw:style-name="gr1" draw:text-style-name="P2" draw:layer="layout" svg:width="10.005cm" svg:height="0.547cm" svg:x="2.505cm" svg:y="16.035cm">
          <draw:text-box>
            <text:p text:style-name="P1"><text:span text:style-name="T1">à m’investir dans la mission que vous me confier. </text:span></text:p>
          </draw:text-box>
        </draw:frame>
        <draw:frame draw:style-name="gr1" draw:text-style-name="P2" draw:layer="layout" svg:width="15.737cm" svg:height="0.547cm" svg:x="2.505cm" svg:y="16.952cm">
          <draw:text-box>
            <text:p text:style-name="P1"><text:span text:style-name="T1">Je reste à votre disposition pour tout renseignement complémentaire et je vous </text:span></text:p>
          </draw:text-box>
        </draw:frame>
        <draw:frame draw:style-name="gr1" draw:text-style-name="P2" draw:layer="layout" svg:width="15.644cm" svg:height="0.547cm" svg:x="2.505cm" svg:y="17.552cm">
          <draw:text-box>
            <text:p text:style-name="P1"><text:span text:style-name="T1">prie d’agréer Madame, Monsieur, l’expression de mes salutations distinguées <text:s/></text:span></text:p>
          </draw:text-box>
        </draw:frame>
        <draw:frame draw:style-name="gr3" draw:text-style-name="P4" draw:layer="layout" svg:width="0.387cm" svg:height="0.454cm" svg:x="2.505cm" svg:y="18.4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3.754cm" svg:y="18.4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5.002cm" svg:y="18.4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053cm" svg:height="0.454cm" svg:x="6.251cm" svg:y="18.443cm">
          <draw:text-box>
            <text:p text:style-name="P1"><text:span text:style-name="T3">Siega BISSOMBOLO <text:s/></text:span></text:p>
          </draw:text-box>
        </draw:frame>
        <draw:frame draw:style-name="gr3" draw:text-style-name="P4" draw:layer="layout" svg:width="0.387cm" svg:height="0.454cm" svg:x="2.505cm" svg:y="19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3.754cm" svg:y="19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5.002cm" svg:y="19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6.251cm" svg:y="19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7.5cm" svg:y="19.3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3cm" svg:height="0.547cm" svg:x="8.749cm" svg:y="19.2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.505cm" svg:y="20.1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.505cm" svg:y="21.0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.505cm" svg:y="21.926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08T16:54:07.377924984</dc:date>
    <meta:editing-duration>PT2M5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